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5.401cm"/>
    </style:style>
    <style:style style:name="co3" style:family="table-column">
      <style:table-column-properties fo:break-before="auto" style:column-width="4.856cm"/>
    </style:style>
    <style:style style:name="co4" style:family="table-column">
      <style:table-column-properties fo:break-before="auto" style:column-width="5.466cm"/>
    </style:style>
    <style:style style:name="co6" style:family="table-column">
      <style:table-column-properties fo:break-before="auto" style:column-width="5.05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row table:style-name="ro2">
          <table:table-cell office:value-type="string">
            <text:p>Wenn das Wetter gut ist, wird der Nauer bestimmt den Eber, das Ferkel und...?</text:p>
          </table:table-cell>
          <table:table-cell office:value-type="string">
            <text:p>a) einen draufmachen(falsch)</text:p>
          </table:table-cell>
          <table:table-cell office:value-type="string">
            <text:p>b) die Nacht durchzechen(falsch)</text:p>
          </table:table-cell>
          <table:table-cell office:value-type="string">
            <text:p>c)die Sau rauslassen(wahr)</text:p>
          </table:table-cell>
          <table:table-cell office:value-type="string">
            <text:p>d)aud die Kacke hauen(falsch)</text:p>
          </table:table-cell>
        </table:table-row>
        <table:table-row table:style-name="ro2">
          <table:table-cell office:value-type="string">
            <text:p>Welche Gegenstände können in den Geschichten des Orient fliegen?</text:p>
          </table:table-cell>
          <table:table-cell office:value-type="string">
            <text:p>a)Häuser(falsch)</text:p>
          </table:table-cell>
          <table:table-cell office:value-type="string">
            <text:p>b)Münzen(falsch)</text:p>
          </table:table-cell>
          <table:table-cell office:value-type="string">
            <text:p>c)Tische(falsch)</text:p>
          </table:table-cell>
          <table:table-cell office:value-type="string">
            <text:p>d)Teppiche(wahr)</text:p>
          </table:table-cell>
        </table:table-row>
        <table:table-row table:style-name="ro2">
          <table:table-cell office:value-type="string">
            <text:p>Welche Figur wurde von Karl May erschaffen?</text:p>
          </table:table-cell>
          <table:table-cell office:value-type="string">
            <text:p>a)Asterix(falsch)</text:p>
          </table:table-cell>
          <table:table-cell office:value-type="string">
            <text:p>b)Winnetou(wahr)</text:p>
          </table:table-cell>
          <table:table-cell office:value-type="string">
            <text:p>c)Pluto(falsch)</text:p>
          </table:table-cell>
          <table:table-cell office:value-type="string">
            <text:p>d)Pater Brown(falsch)</text:p>
          </table:table-cell>
        </table:table-row>
        <table:table-row table:style-name="ro2">
          <table:table-cell office:value-type="string">
            <text:p>Welches Tier kann seine Hautfarbe an seine Umgebung anpassen?</text:p>
          </table:table-cell>
          <table:table-cell office:value-type="string">
            <text:p>a)Ringelnatter(falsch)</text:p>
          </table:table-cell>
          <table:table-cell office:value-type="string">
            <text:p>b)Chamäleon(wahr)</text:p>
          </table:table-cell>
          <table:table-cell office:value-type="string">
            <text:p>c)Waldkautz(falsch)</text:p>
          </table:table-cell>
          <table:table-cell office:value-type="string">
            <text:p>d)Ameisenbär(falsch)</text:p>
          </table:table-cell>
        </table:table-row>
        <table:table-row table:style-name="ro2">
          <table:table-cell office:value-type="string">
            <text:p>Wovor fürchtet sich der Autobesitzer?</text:p>
          </table:table-cell>
          <table:table-cell office:value-type="string">
            <text:p>a)Ventiltrinker(falsch)</text:p>
          </table:table-cell>
          <table:table-cell office:value-type="string">
            <text:p>b)Kolbenfresser(wahr)</text:p>
          </table:table-cell>
          <table:table-cell office:value-type="string">
            <text:p>c)Reifenmümmler(falsch)</text:p>
          </table:table-cell>
          <table:table-cell office:value-type="string">
            <text:p>d)Schaltungsmampfer(falsch)</text:p>
          </table:table-cell>
        </table:table-row>
        <table:table-row table:style-name="ro2">
          <table:table-cell office:value-type="string">
            <text:p>Wie nennt man die Mitte eines Tornados?</text:p>
          </table:table-cell>
          <table:table-cell office:value-type="string">
            <text:p>a)Nase(falsch)</text:p>
          </table:table-cell>
          <table:table-cell office:value-type="string">
            <text:p>b)Mund(falsch)</text:p>
          </table:table-cell>
          <table:table-cell office:value-type="string">
            <text:p>c)Auge(wahr)</text:p>
          </table:table-cell>
          <table:table-cell office:value-type="string">
            <text:p>d)Ohr(falsch)</text:p>
          </table:table-cell>
        </table:table-row>
        <table:table-row table:style-name="ro2">
          <table:table-cell office:value-type="string">
            <text:p>Was sägen Max und Moritz voller Tücke an, um dem Schneider Böck einen Streich zu spielen?</text:p>
          </table:table-cell>
          <table:table-cell office:value-type="string">
            <text:p>a)Stuhlbein(falsch)</text:p>
          </table:table-cell>
          <table:table-cell office:value-type="string">
            <text:p>b)Leiter(falsch)</text:p>
          </table:table-cell>
          <table:table-cell office:value-type="string">
            <text:p>c)Brücke(wahr)</text:p>
          </table:table-cell>
          <table:table-cell office:value-type="string">
            <text:p>d)Krückstock(falsch)</text:p>
          </table:table-cell>
        </table:table-row>
        <table:table-row table:style-name="ro2">
          <table:table-cell office:value-type="string">
            <text:p>Wen brauchen viele Parasiten zum überleben?</text:p>
          </table:table-cell>
          <table:table-cell office:value-type="string">
            <text:p>a)Kneipier(falsch)</text:p>
          </table:table-cell>
          <table:table-cell office:value-type="string">
            <text:p>b)Wirt(wahr)</text:p>
          </table:table-cell>
          <table:table-cell office:value-type="string">
            <text:p>c)Oberkellner(falsch)</text:p>
          </table:table-cell>
          <table:table-cell office:value-type="string">
            <text:p>d)Barkeeper(falsch)</text:p>
          </table:table-cell>
        </table:table-row>
        <table:table-row table:style-name="ro2">
          <table:table-cell office:value-type="string">
            <text:p>Wie heißt eine religiöse Stätte des Judentums in Jerusalem?</text:p>
          </table:table-cell>
          <table:table-cell office:value-type="string">
            <text:p>a)Trauermauer(falsch)</text:p>
          </table:table-cell>
          <table:table-cell office:value-type="string">
            <text:p>b)Klagemauer(wahr)</text:p>
          </table:table-cell>
          <table:table-cell office:value-type="string">
            <text:p>c)Tempelmauer(falsch)</text:p>
          </table:table-cell>
          <table:table-cell office:value-type="string">
            <text:p>d)Schlossmauer(falsch)</text:p>
          </table:table-cell>
        </table:table-row>
        <table:table-row table:style-name="ro2">
          <table:table-cell office:value-type="string">
            <text:p>Ein berühmter Hurricane der in New Orleans wütete heißt?</text:p>
          </table:table-cell>
          <table:table-cell office:value-type="string">
            <text:p>a)...Melissa(falsch)</text:p>
          </table:table-cell>
          <table:table-cell office:value-type="string">
            <text:p>b)...Catrina(wahr)</text:p>
          </table:table-cell>
          <table:table-cell office:value-type="string">
            <text:p>c)...Josephine(falsch)</text:p>
          </table:table-cell>
          <table:table-cell office:value-type="string">
            <text:p>d)...Mariah(falsch)</text:p>
          </table:table-cell>
        </table:table-row>
        <table:table-row table:style-name="ro2">
          <table:table-cell office:value-type="string">
            <text:p>Was ist Red Snapper?</text:p>
          </table:table-cell>
          <table:table-cell office:value-type="string">
            <text:p>a)Fisch(wahr)</text:p>
          </table:table-cell>
          <table:table-cell office:value-type="string">
            <text:p>b)Hunderasse(falsch)</text:p>
          </table:table-cell>
          <table:table-cell office:value-type="string">
            <text:p>c)Cocktail(falsch)</text:p>
          </table:table-cell>
          <table:table-cell office:value-type="string">
            <text:p>d)Film(falsch)</text:p>
          </table:table-cell>
        </table:table-row>
        <table:table-row table:style-name="ro2">
          <table:table-cell office:value-type="string">
            <text:p>Welche Sprache sprach Jesus?</text:p>
          </table:table-cell>
          <table:table-cell office:value-type="string">
            <text:p>a)Hebräisch(falsch)</text:p>
          </table:table-cell>
          <table:table-cell office:value-type="string">
            <text:p>b)Griechisch(falsch)</text:p>
          </table:table-cell>
          <table:table-cell office:value-type="string">
            <text:p>c)Assyrisch(falsch)</text:p>
          </table:table-cell>
          <table:table-cell office:value-type="string">
            <text:p>d)Aramäisch(wahr)</text:p>
          </table:table-cell>
        </table:table-row>
        <table:table-row table:style-name="ro2">
          <table:table-cell office:value-type="string">
            <text:p>Was ist Gondwana?</text:p>
          </table:table-cell>
          <table:table-cell office:value-type="string">
            <text:p>a)Ein Mädchenname(falsch)</text:p>
          </table:table-cell>
          <table:table-cell office:value-type="string">
            <text:p>b)Ein Land(falsch)</text:p>
          </table:table-cell>
          <table:table-cell office:value-type="string">
            <text:p>c)Eine Insel(falsch)</text:p>
          </table:table-cell>
          <table:table-cell office:value-type="string">
            <text:p>d)Ein Urkontinent(wahr)</text:p>
          </table:table-cell>
        </table:table-row>
        <table:table-row table:style-name="ro2">
          <table:table-cell office:value-type="string">
            <text:p>Wer gilt als Vater der Medizin?</text:p>
          </table:table-cell>
          <table:table-cell office:value-type="string">
            <text:p>a)Hippokrates(wahr)</text:p>
          </table:table-cell>
          <table:table-cell office:value-type="string">
            <text:p>b)Rene Lennec(falsch)</text:p>
          </table:table-cell>
          <table:table-cell office:value-type="string">
            <text:p>c)Thomas Dydenhams(falsch)</text:p>
          </table:table-cell>
          <table:table-cell office:value-type="string">
            <text:p>d)Santorio(falsch)</text:p>
          </table:table-cell>
        </table:table-row>
        <table:table-row table:style-name="ro2">
          <table:table-cell office:value-type="string">
            <text:p>Was ist ein Teil des Gehirns?</text:p>
          </table:table-cell>
          <table:table-cell office:value-type="string">
            <text:p>a)Temporal-schwamm(falsch)</text:p>
          </table:table-cell>
          <table:table-cell office:value-type="string">
            <text:p>b)Temporallappen(wahr)</text:p>
          </table:table-cell>
          <table:table-cell office:value-type="string">
            <text:p>c)Tempolumpen(falsch)</text:p>
          </table:table-cell>
          <table:table-cell office:value-type="string">
            <text:p>d)Geschwindigkeitslappen(falsch)</text:p>
          </table:table-cell>
        </table:table-row>
        <table:table-row table:style-name="ro2">
          <table:table-cell office:value-type="string">
            <text:p>Welches Land wurde am häufigsten Fußballweltmeister?</text:p>
          </table:table-cell>
          <table:table-cell office:value-type="string">
            <text:p>a)Brasilien(wahr)</text:p>
          </table:table-cell>
          <table:table-cell office:value-type="string">
            <text:p>b)Italien(falsch)</text:p>
          </table:table-cell>
          <table:table-cell office:value-type="string">
            <text:p>c)Deutschland(falsch)</text:p>
          </table:table-cell>
          <table:table-cell office:value-type="string">
            <text:p>d)Frankreich(falsch)</text:p>
          </table:table-cell>
        </table:table-row>
        <table:table-row table:style-name="ro2">
          <table:table-cell office:value-type="string">
            <text:p>Aus wie viele Büchern besteht die Bibel?</text:p>
          </table:table-cell>
          <table:table-cell office:value-type="string">
            <text:p>a)66(wahr)</text:p>
          </table:table-cell>
          <table:table-cell office:value-type="string">
            <text:p>b)666(falsch)</text:p>
          </table:table-cell>
          <table:table-cell office:value-type="string">
            <text:p>c)53(falsch)</text:p>
          </table:table-cell>
          <table:table-cell office:value-type="string">
            <text:p>d)103(falsch)</text:p>
          </table:table-cell>
        </table:table-row>
        <table:table-row table:style-name="ro2">
          <table:table-cell office:value-type="string">
            <text:p>Welches Gebirge trennt Europa und Asien?</text:p>
          </table:table-cell>
          <table:table-cell office:value-type="string">
            <text:p>a)Alpen(falsch)</text:p>
          </table:table-cell>
          <table:table-cell office:value-type="string">
            <text:p>b)Himalaya(falsch)</text:p>
          </table:table-cell>
          <table:table-cell office:value-type="string">
            <text:p>c)Appalachen(falsch)</text:p>
          </table:table-cell>
          <table:table-cell office:value-type="string">
            <text:p>d)Ural(wahr)</text:p>
          </table:table-cell>
        </table:table-row>
        <table:table-row table:style-name="ro2">
          <table:table-cell office:value-type="string">
            <text:p>Wie heißt die Meerenge zwischen Dänemark und Norwegen?</text:p>
          </table:table-cell>
          <table:table-cell office:value-type="string">
            <text:p>a)Kittekatt(falsch)</text:p>
          </table:table-cell>
          <table:table-cell office:value-type="string">
            <text:p>b)Kattegatt(falsch)</text:p>
          </table:table-cell>
          <table:table-cell office:value-type="string">
            <text:p>c)Skagerrak(wahr)</text:p>
          </table:table-cell>
          <table:table-cell office:value-type="string">
            <text:p>d)Gelenkknack(falsch)</text:p>
          </table:table-cell>
        </table:table-row>
        <table:table-row table:style-name="ro3">
          <table:table-cell office:value-type="string">
            <text:p>Welchen Boxer hat Mike Tyson das Ohr abgebissen?</text:p>
          </table:table-cell>
          <table:table-cell office:value-type="string">
            <text:p>a)Lennox Lewis(falsch)</text:p>
          </table:table-cell>
          <table:table-cell office:value-type="string">
            <text:p>b)Evander Holyfield(wahr)</text:p>
          </table:table-cell>
          <table:table-cell office:value-type="string">
            <text:p>c)Tony Bellew(falsch)</text:p>
          </table:table-cell>
          <table:table-cell office:value-type="string">
            <text:p>d)Buster Douglas(falsch)</text:p>
          </table:table-cell>
        </table:table-row>
        <table:table-row table:style-name="ro2">
          <table:table-cell office:value-type="string">
            <text:p>Welchen Vogel hat die Lufthansa als Kennzeichen?</text:p>
          </table:table-cell>
          <table:table-cell office:value-type="string">
            <text:p>a)Spatz(falsch)</text:p>
          </table:table-cell>
          <table:table-cell office:value-type="string">
            <text:p>b)Kranich(wahr)</text:p>
          </table:table-cell>
          <table:table-cell office:value-type="string">
            <text:p>c)Adler(falsch)</text:p>
          </table:table-cell>
          <table:table-cell office:value-type="string">
            <text:p>d)Taube(falsch)</text:p>
          </table:table-cell>
        </table:table-row>
        <table:table-row table:style-name="ro3">
          <table:table-cell office:value-type="string">
            <text:p>Was ist die nördlichste Hauptstadt in Europa?</text:p>
          </table:table-cell>
          <table:table-cell office:value-type="string">
            <text:p>a)Moskau(falsch)</text:p>
          </table:table-cell>
          <table:table-cell office:value-type="string">
            <text:p>b)Koppenhangen(falsch)</text:p>
          </table:table-cell>
          <table:table-cell office:value-type="string">
            <text:p>c)London(falsch)</text:p>
          </table:table-cell>
          <table:table-cell office:value-type="string">
            <text:p>d)Reykjavik(wahr)</text:p>
          </table:table-cell>
        </table:table-row>
        <table:table-row table:style-name="ro3">
          <table:table-cell office:value-type="string">
            <text:p>Was ist die südlichste Hauptstadt in Europa?</text:p>
          </table:table-cell>
          <table:table-cell office:value-type="string">
            <text:p>a)Ankara(falsch)</text:p>
          </table:table-cell>
          <table:table-cell office:value-type="string">
            <text:p>b)Rom(falsch)</text:p>
          </table:table-cell>
          <table:table-cell office:value-type="string">
            <text:p>c)Berlin(falsch)</text:p>
          </table:table-cell>
          <table:table-cell office:value-type="string">
            <text:p>d)Valetta(wahr)</text:p>
          </table:table-cell>
        </table:table-row>
        <table:table-row table:style-name="ro3">
          <table:table-cell office:value-type="string">
            <text:p>In welchem US-Bundesstaat liegt der Grand Canyon?</text:p>
          </table:table-cell>
          <table:table-cell office:value-type="string">
            <text:p>a)Arizona(wahr)</text:p>
          </table:table-cell>
          <table:table-cell office:value-type="string">
            <text:p>b)Florida(falsch)</text:p>
          </table:table-cell>
          <table:table-cell office:value-type="string">
            <text:p>c)Illinois(falsch)</text:p>
          </table:table-cell>
          <table:table-cell office:value-type="string">
            <text:p>d)Oregon(falsch)</text:p>
          </table:table-cell>
        </table:table-row>
        <table:table-row table:style-name="ro3">
          <table:table-cell office:value-type="string">
            <text:p>Wer war der erste Zar von Russland?</text:p>
          </table:table-cell>
          <table:table-cell office:value-type="string">
            <text:p>a)Juri der Große(falsch)</text:p>
          </table:table-cell>
          <table:table-cell office:value-type="string">
            <text:p>b)Vladimir der Babar(falsch)</text:p>
          </table:table-cell>
          <table:table-cell office:value-type="string">
            <text:p>c)Dennis(falsch)</text:p>
          </table:table-cell>
          <table:table-cell office:value-type="string">
            <text:p>d)Iwan der Schreckliche(wahr)</text:p>
          </table:table-cell>
        </table:table-row>
        <table:table-row table:style-name="ro2">
          <table:table-cell office:value-type="string">
            <text:p>In welchem Land liegt die höchstgelegene Eisenbahnstation Europas?</text:p>
          </table:table-cell>
          <table:table-cell office:value-type="string">
            <text:p>a)Österreich(falsch)</text:p>
          </table:table-cell>
          <table:table-cell office:value-type="string">
            <text:p>b)Deutschland(falsch)</text:p>
          </table:table-cell>
          <table:table-cell office:value-type="string">
            <text:p>c)Schweiz(wahr)</text:p>
          </table:table-cell>
          <table:table-cell office:value-type="string">
            <text:p>d)Italien(falsch)</text:p>
          </table:table-cell>
        </table:table-row>
        <table:table-row table:style-name="ro2">
          <table:table-cell office:value-type="string">
            <text:p>Wie viel Liter Bier werden in Deutschland pro Kopf jährlich getrunken?</text:p>
          </table:table-cell>
          <table:table-cell office:value-type="string">
            <text:p>a)100L(wahr)</text:p>
          </table:table-cell>
          <table:table-cell office:value-type="string">
            <text:p>b)75L(falsch)</text:p>
          </table:table-cell>
          <table:table-cell office:value-type="string">
            <text:p>c)125L(falsch)</text:p>
          </table:table-cell>
          <table:table-cell office:value-type="string">
            <text:p>d)80L(falsch)</text:p>
          </table:table-cell>
        </table:table-row>
        <table:table-row table:style-name="ro2">
          <table:table-cell office:value-type="string">
            <text:p>Wer hat Jesus Verraten?</text:p>
          </table:table-cell>
          <table:table-cell office:value-type="string">
            <text:p>a)Dieter(falsch)</text:p>
          </table:table-cell>
          <table:table-cell office:value-type="string">
            <text:p>b)Moses(falsch)</text:p>
          </table:table-cell>
          <table:table-cell office:value-type="string">
            <text:p>c)Judas(wahr)</text:p>
          </table:table-cell>
          <table:table-cell office:value-type="string">
            <text:p>d)Petrus(falsch)</text:p>
          </table:table-cell>
        </table:table-row>
        <table:table-row table:style-name="ro3">
          <table:table-cell office:value-type="string">
            <text:p>Welcher Schauspieler verdiente in 2017 am meisten?</text:p>
          </table:table-cell>
          <table:table-cell office:value-type="string">
            <text:p>a)Dwayne Johnson(wahr)</text:p>
          </table:table-cell>
          <table:table-cell office:value-type="string">
            <text:p>b)Tom Cruise(falsch)</text:p>
          </table:table-cell>
          <table:table-cell office:value-type="string">
            <text:p>c)Kevin Hart(falsch)</text:p>
          </table:table-cell>
          <table:table-cell office:value-type="string">
            <text:p>d)Angelina Jolie(falsch)</text:p>
          </table:table-cell>
        </table:table-row>
        <table:table-row table:style-name="ro3">
          <table:table-cell office:value-type="string">
            <text:p>Wo befindet sich die Arena „Madison Square Garden“?</text:p>
          </table:table-cell>
          <table:table-cell office:value-type="string">
            <text:p>a)Toronto(falsch)</text:p>
          </table:table-cell>
          <table:table-cell office:value-type="string">
            <text:p>b)Los Angeles(falsch)</text:p>
          </table:table-cell>
          <table:table-cell office:value-type="string">
            <text:p>c)New York(wahr)</text:p>
          </table:table-cell>
          <table:table-cell office:value-type="string">
            <text:p>d)Chicago(falsch)</text:p>
          </table:table-cell>
        </table:table-row>
      </table:table>
      <table:table table:name="Tabe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8">18.12.2018</text:date>, <text:time>16:53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6:18:18.43</meta:creation-date>
    <meta:editing-duration>PT34M59S</meta:editing-duration>
    <meta:editing-cycles>3</meta:editing-cycles>
    <meta:generator>OpenOffice/4.1.4$Win32 OpenOffice.org_project/414m5$Build-9788</meta:generator>
    <dc:date>2018-12-18T16:53:14.36</dc:date>
    <meta:document-statistic meta:table-count="3" meta:cell-count="150" meta:object-count="0"/>
  </office:meta>
</office:document-meta>
</file>